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11.361cm"/>
    </style:style>
    <style:style style:name="Tableau3.C" style:family="table-column">
      <style:table-column-properties style:column-width="1.91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e4e21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519f4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bb548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519f4" officeooo:paragraph-rsid="004519f4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rsid="00462e91" officeooo:paragraph-rsid="00462e91"/>
    </style:style>
    <style:style style:name="P24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e4e21" officeooo:paragraph-rsid="004e4e21"/>
    </style:style>
    <style:style style:name="P25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26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7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8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9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30" style:family="paragraph" style:parent-style-name="Text_20_body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31" style:family="paragraph" style:parent-style-name="Standard">
      <style:text-properties style:font-name="Arial" officeooo:paragraph-rsid="0041d912"/>
    </style:style>
    <style:style style:name="P32" style:family="paragraph" style:parent-style-name="Text_20_body">
      <style:text-properties style:font-name="Arial" fo:font-size="2pt" style:font-size-asian="2pt" style:font-size-complex="2pt"/>
    </style:style>
    <style:style style:name="P33" style:family="paragraph" style:parent-style-name="Heading_20_2">
      <style:text-properties style:font-name="Arial"/>
    </style:style>
    <style:style style:name="P34" style:family="paragraph" style:parent-style-name="Heading_20_2">
      <style:text-properties style:font-name="Arial" officeooo:rsid="003106fe" officeooo:paragraph-rsid="003106fe"/>
    </style:style>
    <style:style style:name="P35" style:family="paragraph" style:parent-style-name="Heading_20_2">
      <style:text-properties style:font-name="Arial" officeooo:paragraph-rsid="0041d912"/>
    </style:style>
    <style:style style:name="P36" style:family="paragraph" style:parent-style-name="Heading_20_2">
      <style:text-properties style:font-name="Arial" officeooo:rsid="0033f164" officeooo:paragraph-rsid="0041d912"/>
    </style:style>
    <style:style style:name="P37" style:family="paragraph" style:parent-style-name="Table_20_Contents">
      <style:paragraph-properties fo:margin-top="0cm" fo:margin-bottom="0.499cm" loext:contextual-spacing="false"/>
      <style:text-properties style:font-name="Arial" officeooo:rsid="004bb548" officeooo:paragraph-rsid="004bb548"/>
    </style:style>
    <style:style style:name="T1" style:family="text">
      <style:text-properties style:font-name="Arial"/>
    </style:style>
    <style:style style:name="T2" style:family="text">
      <style:text-properties style:font-name="Arial" officeooo:rsid="003106fe"/>
    </style:style>
    <style:style style:name="T3" style:family="text">
      <style:text-properties style:font-name="Arial" officeooo:rsid="003376a5"/>
    </style:style>
    <style:style style:name="T4" style:family="text">
      <style:text-properties style:font-name="Arial" officeooo:rsid="0033f164"/>
    </style:style>
    <style:style style:name="T5" style:family="text">
      <style:text-properties style:font-name="Arial" officeooo:rsid="0034bc53"/>
    </style:style>
    <style:style style:name="T6" style:family="text">
      <style:text-properties officeooo:rsid="0021b893"/>
    </style:style>
    <style:style style:name="T7" style:family="text">
      <style:text-properties officeooo:rsid="003106fe"/>
    </style:style>
    <style:style style:name="T8" style:family="text">
      <style:text-properties officeooo:rsid="0031cc25"/>
    </style:style>
    <style:style style:name="T9" style:family="text">
      <style:text-properties officeooo:rsid="0036674a"/>
    </style:style>
    <style:style style:name="T10" style:family="text">
      <style:text-properties officeooo:rsid="003ef346"/>
    </style:style>
    <style:style style:name="T11" style:family="text">
      <style:text-properties officeooo:rsid="003376a5"/>
    </style:style>
    <style:style style:name="T12" style:family="text">
      <style:text-properties officeooo:rsid="0024a15b"/>
    </style:style>
    <style:style style:name="T13" style:family="text">
      <style:text-properties officeooo:rsid="00462e91"/>
    </style:style>
    <style:style style:name="T14" style:family="text">
      <style:text-properties officeooo:rsid="004bb548"/>
    </style:style>
    <style:style style:name="T15" style:family="text">
      <style:text-properties officeooo:rsid="004d0b65"/>
    </style:style>
    <style:style style:name="T16" style:family="text">
      <style:text-properties officeooo:rsid="004e4e21"/>
    </style:style>
    <style:style style:name="T17" style:family="text">
      <style:text-properties officeooo:rsid="005020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bookmark text:name="r-2157916"/>Identification</text:h>
      <text:p text:style-name="P1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bookmark text:name="r-2157366"/><text:span text:style-name="Strong_20_Emphasis"><text:span text:style-name="T2">Number</text:span></text:span></text:p>
          </table:table-cell>
          <table:table-cell table:style-name="Tableau1.A1" office:value-type="string">
            <text:p text:style-name="P24">6</text:p>
          </table:table-cell>
        </table:table-row>
        <table:table-row>
          <table:table-cell table:style-name="Tableau1.A8" office:value-type="string">
            <text:p text:style-name="P25"><text:bookmark text:name="r-2157371"/><text:span text:style-name="Strong_20_Emphasis"><text:span text:style-name="T2">Name</text:span></text:span></text:p>
          </table:table-cell>
          <table:table-cell table:style-name="Tableau1.B8" office:value-type="string">
            <text:p text:style-name="P6"><text:span text:style-name="T16">Delete post </text:span>(package « <text:span text:style-name="T9">pos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2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7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25"><text:span text:style-name="Strong_20_Emphasis"><text:span text:style-name="T2">Quick description</text:span></text:span></text:p>
          </table:table-cell>
          <table:table-cell table:style-name="Tableau1.B8" office:value-type="string">
            <text:p text:style-name="P5"><text:span text:style-name="T16">Delete a post </text:span><text:s/></text:p>
          </table:table-cell>
        </table:table-row>
        <table:table-row>
          <table:table-cell table:style-name="Tableau1.A1" office:value-type="string">
            <text:p text:style-name="P25"><text:bookmark text:name="r-2157386"/><text:span text:style-name="Strong_20_Emphasis"><text:span text:style-name="T2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8">15</text:span>/<text:span text:style-name="T6">03</text:span>/201<text:span text:style-name="T8">8</text:span> (<text:span text:style-name="T8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2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14">Administrator must be logged</text:p>
          </table:table-cell>
        </table:table-row>
        <table:table-row>
          <table:table-cell table:style-name="Tableau1.A8" office:value-type="string">
            <text:p text:style-name="P28"><text:span text:style-name="Strong_20_Emphasis"><text:span text:style-name="T5">Start</text:span></text:span></text:p>
          </table:table-cell>
          <table:table-cell table:style-name="Tableau1.B8" office:value-type="string">
            <text:p text:style-name="P12"><text:span text:style-name="T14">Administrator</text:span> <text:span text:style-name="T9">ask for the « modifier article » page via the « administration » menu or via a the « modifier » button directly on the <text:s/>article (front-end) (in that case, start the scenario at step 3).</text:span></text:p>
          </table:table-cell>
        </table:table-row>
      </table:table>
      <text:h text:style-name="P34" text:outline-level="2">Dialogue: the nominal scenario</text:h>
      <text:p text:style-name="P1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2.A1" office:value-type="string">
            <text:p text:style-name="P8"><text:span text:style-name="Strong_20_Emphasis"><text:span text:style-name="T9">Actor</text:span></text:span></text:p>
          </table:table-cell>
          <table:table-cell table:style-name="Tableau2.A1" office:value-type="string">
            <text:p text:style-name="P25"><text:bookmark text:name="r-2157417"/><text:bookmark text:name="r-2157413"/><text:span text:style-name="Strong_20_Emphasis"><text:span text:style-name="T2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9">Display the posts list (see use case 1).</text:span></text:p>
          </table:table-cell>
        </table:table-row>
        <table:table-row>
          <table:table-cell table:style-name="Tableau2.A3" office:value-type="string">
            <text:p text:style-name="P14">2.</text:p>
          </table:table-cell>
          <table:table-cell table:style-name="Tableau2.A3" office:value-type="string">
            <text:p text:style-name="P22">Choose the post to edit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5">3.</text:p>
          </table:table-cell>
          <table:table-cell table:style-name="Tableau2.A2" office:value-type="string">
            <text:p text:style-name="P37">Click on the « <text:span text:style-name="T17">supprimer</text:span> » button.</text:p>
          </table:table-cell>
          <table:table-cell table:style-name="Tableau2.A2" office:value-type="string">
            <text:p text:style-name="P22"/>
          </table:table-cell>
        </table:table-row>
        <table:table-row>
          <table:table-cell table:style-name="Tableau2.A3" office:value-type="string">
            <text:p text:style-name="P22">4.</text:p>
          </table:table-cell>
          <table:table-cell table:style-name="Tableau2.A3" office:value-type="string">
            <text:p text:style-name="P16"/>
          </table:table-cell>
          <table:table-cell table:style-name="Tableau2.A3" office:value-type="string">
            <text:p text:style-name="P18">Confirm the post <text:span text:style-name="T17">removal.</text:span></text:p>
          </table:table-cell>
        </table:table-row>
      </table:table>
      <text:h text:style-name="P35" text:outline-level="2"><text:span text:style-name="T11">D</text:span>ialogue : alternati<text:span text:style-name="T11">ve</text:span> <text:span text:style-name="T7">scenarios</text:span></text:h>
      <text:p text:style-name="P2"><text:bookmark text:name="r-2157507"/><text:bookmark text:name="r-2157470"/><text:bookmark text:name="r-215750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9"><text:bookmark text:name="r-2157467"/><text:span text:style-name="Strong_20_Emphasis"><text:span text:style-name="T1">Sc</text:span></text:span><text:span text:style-name="Strong_20_Emphasis"><text:span text:style-name="T3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2">step</text:span></text:span></text:p>
          </table:table-cell>
          <table:table-cell table:style-name="Tableau3.A1" office:value-type="string">
            <text:p text:style-name="P9"><text:span text:style-name="Strong_20_Emphasis"><text:span text:style-name="T9">Actor</text:span></text:span></text:p>
          </table:table-cell>
          <table:table-cell table:style-name="Tableau3.A1" office:value-type="string">
            <text:p text:style-name="P29"><text:bookmark text:name="r-2157472"/><text:bookmark text:name="r-2157476"/><text:span text:style-name="Strong_20_Emphasis"><text:span text:style-name="T3">System</text:span></text:span></text:p>
          </table:table-cell>
        </table:table-row>
        <table:table-row>
          <table:table-cell table:style-name="Tableau3.A2" office:value-type="string">
            <text:p text:style-name="P19"><text:span text:style-name="T12">2</text:span>.a<text:bookmark text:name="r-2157474"/></text:p>
          </table:table-cell>
          <table:table-cell table:style-name="Tableau3.A2" office:value-type="string">
            <text:p text:style-name="P17">Actor <text:span text:style-name="T13">leave the posts list</text:span></text:p>
          </table:table-cell>
          <table:table-cell table:style-name="Tableau3.A2" office:value-type="string">
            <text:p text:style-name="P19"><text:bookmark text:name="r-2157478"/><text:bookmark text:name="r-2157482"/></text:p>
          </table:table-cell>
        </table:table-row>
        <table:table-row>
          <table:table-cell table:style-name="Tableau3.A3" office:value-type="string">
            <text:p text:style-name="P23"><text:span text:style-name="T17">3</text:span>.a</text:p>
          </table:table-cell>
          <table:table-cell table:style-name="Tableau3.A3" office:value-type="string">
            <text:p text:style-name="P23">Actor leave the form</text:p>
          </table:table-cell>
          <table:table-cell table:style-name="Tableau3.A3" office:value-type="string">
            <text:p text:style-name="P19"/>
          </table:table-cell>
        </table:table-row>
      </table:table>
      <text:p text:style-name="P2"/>
      <text:p text:style-name="P32"/>
      <text:p text:style-name="P1"/>
      <text:p text:style-name="P1"/>
      <text:p text:style-name="P1"/>
      <text:p text:style-name="P1"/>
      <text:p text:style-name="P1"/>
      <text:p text:style-name="P1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7"><text:bookmark text:name="r-2157620"/><text:span text:style-name="Strong_20_Emphasis"><text:span text:style-name="T4">End</text:span></text:span></text:p>
          </table:table-cell>
          <table:table-cell table:style-name="Tableau4.A1" office:value-type="string">
            <text:p text:style-name="P13">At point <text:span text:style-name="T15">4</text:span> (<text:span text:style-name="T10">post</text:span> <text:span text:style-name="T17">removed</text:span>).</text:p>
          </table:table-cell>
        </table:table-row>
        <text:soft-page-break/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30">Post <text:span text:style-name="T17">removed</text:span> in database. </text:p>
          </table:table-cell>
        </table:table-row>
      </table:table>
      <text:h text:style-name="P36" text:outline-level="2">Complements</text:h>
      <text:p text:style-name="P2"><text:bookmark text:name="r-2157648"/><text:bookmark text:name="r-2157635"/><text:bookmark text:name="r-2157649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Ergonomics</text:p>
          </table:table-cell>
          <table:table-cell table:style-name="Tableau5.A1" office:value-type="string">
            <text:p text:style-name="P21">Confirmation via a UI window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2:49:13.342000000</dc:date>
    <meta:editing-duration>PT2H43M37S</meta:editing-duration>
    <meta:editing-cycles>33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44" meta:word-count="139" meta:character-count="810" meta:non-whitespace-character-count="709"/>
  </office:meta>
</office:document-meta>
</file>